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5.99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Results_no_buffer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 Buffer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_throughput</text:p>
          </table:table-cell>
          <table:table-cell office:value-type="string" calcext:value-type="string">
            <text:p>avg_cycle_time_hrs</text:p>
          </table:table-cell>
          <table:table-cell office:value-type="string" calcext:value-type="string">
            <text:p>max_cycle_time_hrs</text:p>
          </table:table-cell>
          <table:table-cell office:value-type="string" calcext:value-type="string">
            <text:p>avg_energy_per_PCB</text:p>
          </table:table-cell>
          <table:table-cell office:value-type="string" calcext:value-type="string">
            <text:p>RFO_OFF</text:p>
          </table:table-cell>
          <table:table-cell office:value-type="string" calcext:value-type="string">
            <text:p>RFO_setup</text:p>
          </table:table-cell>
          <table:table-cell office:value-type="string" calcext:value-type="string">
            <text:p>RFO_ON_empty</text:p>
          </table:table-cell>
          <table:table-cell office:value-type="string" calcext:value-type="string">
            <text:p>RFO_ON_occupied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.3549006836381" calcext:value-type="float">
            <text:p>40.3549006836</text:p>
          </table:table-cell>
          <table:table-cell table:style-name="ce2" office:value-type="float" office:value="0.741906467013889" calcext:value-type="float">
            <text:p>0.741906467</text:p>
          </table:table-cell>
          <table:table-cell table:style-name="ce2" office:value-type="float" office:value="1.61930555555556" calcext:value-type="float">
            <text:p>1.6193055556</text:p>
          </table:table-cell>
          <table:table-cell table:style-name="ce2" office:value-type="float" office:value="2427.2947265625" calcext:value-type="float">
            <text:p>2427.2947265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94090826988653" calcext:value-type="float">
            <text:p>3.9409082699</text:p>
          </table:table-cell>
          <table:table-cell table:style-name="ce2" office:value-type="float" office:value="45.7966381863064" calcext:value-type="float">
            <text:p>45.7966381863</text:p>
          </table:table-cell>
          <table:table-cell table:style-name="ce2" office:value-type="float" office:value="50.262453543807" calcext:value-type="float">
            <text:p>50.2624535438</text:p>
          </table:table-cell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Single Buffer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_throughput</text:p>
          </table:table-cell>
          <table:table-cell office:value-type="string" calcext:value-type="string">
            <text:p>avg_cycle_time_hrs</text:p>
          </table:table-cell>
          <table:table-cell office:value-type="string" calcext:value-type="string">
            <text:p>max_cycle_time_hrs</text:p>
          </table:table-cell>
          <table:table-cell office:value-type="string" calcext:value-type="string">
            <text:p>avg_energy_per_PCB</text:p>
          </table:table-cell>
          <table:table-cell office:value-type="string" calcext:value-type="string">
            <text:p>RFO_OFF</text:p>
          </table:table-cell>
          <table:table-cell office:value-type="string" calcext:value-type="string">
            <text:p>RFO_setup</text:p>
          </table:table-cell>
          <table:table-cell office:value-type="string" calcext:value-type="string">
            <text:p>RFO_ON_empty</text:p>
          </table:table-cell>
          <table:table-cell office:value-type="string" calcext:value-type="string">
            <text:p>RFO_ON_occupied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1653946099662" calcext:value-type="float">
            <text:p>40.16539461</text:p>
          </table:table-cell>
          <table:table-cell office:value-type="float" office:value="0.807146267361111" calcext:value-type="float">
            <text:p>0.8071462674</text:p>
          </table:table-cell>
          <table:table-cell office:value-type="float" office:value="1.73902777777778" calcext:value-type="float">
            <text:p>1.7390277778</text:p>
          </table:table-cell>
          <table:table-cell office:value-type="float" office:value="1411.65306152344" calcext:value-type="float">
            <text:p>1411.6530615234</text:p>
          </table:table-cell>
          <table:table-cell office:value-type="float" office:value="53.2934555815233" calcext:value-type="float">
            <text:p>53.2934555815</text:p>
          </table:table-cell>
          <table:table-cell office:value-type="float" office:value="29.971508109021" calcext:value-type="float">
            <text:p>29.971508109</text:p>
          </table:table-cell>
          <table:table-cell office:value-type="float" office:value="0" calcext:value-type="float">
            <text:p>0</text:p>
          </table:table-cell>
          <table:table-cell office:value-type="float" office:value="16.7350363094557" calcext:value-type="float">
            <text:p>16.735036309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0989856688331" calcext:value-type="float">
            <text:p>40.0989856688</text:p>
          </table:table-cell>
          <table:table-cell office:value-type="float" office:value="0.901623263888889" calcext:value-type="float">
            <text:p>0.9016232639</text:p>
          </table:table-cell>
          <table:table-cell office:value-type="float" office:value="1.88180555555556" calcext:value-type="float">
            <text:p>1.8818055556</text:p>
          </table:table-cell>
          <table:table-cell office:value-type="float" office:value="1328.57695800781" calcext:value-type="float">
            <text:p>1328.5769580078</text:p>
          </table:table-cell>
          <table:table-cell office:value-type="float" office:value="57.4323552606532" calcext:value-type="float">
            <text:p>57.4323552607</text:p>
          </table:table-cell>
          <table:table-cell office:value-type="float" office:value="31.4295814864167" calcext:value-type="float">
            <text:p>31.4295814864</text:p>
          </table:table-cell>
          <table:table-cell office:value-type="float" office:value="0" calcext:value-type="float">
            <text:p>0</text:p>
          </table:table-cell>
          <table:table-cell office:value-type="float" office:value="11.1380632529301" calcext:value-type="float">
            <text:p>11.138063252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0968686266077" calcext:value-type="float">
            <text:p>34.0968686266</text:p>
          </table:table-cell>
          <table:table-cell office:value-type="float" office:value="1.21653645833333" calcext:value-type="float">
            <text:p>1.2165364583</text:p>
          </table:table-cell>
          <table:table-cell office:value-type="float" office:value="2.05125" calcext:value-type="float">
            <text:p>2.05125</text:p>
          </table:table-cell>
          <table:table-cell office:value-type="float" office:value="1438.52026855469" calcext:value-type="float">
            <text:p>1438.5202685547</text:p>
          </table:table-cell>
          <table:table-cell office:value-type="float" office:value="61.5351175363385" calcext:value-type="float">
            <text:p>61.5351175363</text:p>
          </table:table-cell>
          <table:table-cell office:value-type="float" office:value="31.3618306348303" calcext:value-type="float">
            <text:p>31.3618306348</text:p>
          </table:table-cell>
          <table:table-cell office:value-type="float" office:value="0" calcext:value-type="float">
            <text:p>0</text:p>
          </table:table-cell>
          <table:table-cell office:value-type="float" office:value="7.1030518288312" calcext:value-type="float">
            <text:p>7.1030518288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.8755355101323" calcext:value-type="float">
            <text:p>30.8755355101</text:p>
          </table:table-cell>
          <table:table-cell office:value-type="float" office:value="1.67270833333333" calcext:value-type="float">
            <text:p>1.6727083333</text:p>
          </table:table-cell>
          <table:table-cell office:value-type="float" office:value="2.57597222222222" calcext:value-type="float">
            <text:p>2.5759722222</text:p>
          </table:table-cell>
          <table:table-cell office:value-type="float" office:value="1463.26726074219" calcext:value-type="float">
            <text:p>1463.2672607422</text:p>
          </table:table-cell>
          <table:table-cell office:value-type="float" office:value="65.0024498410744" calcext:value-type="float">
            <text:p>65.0024498411</text:p>
          </table:table-cell>
          <table:table-cell office:value-type="float" office:value="29.637632909113" calcext:value-type="float">
            <text:p>29.6376329091</text:p>
          </table:table-cell>
          <table:table-cell office:value-type="float" office:value="0" calcext:value-type="float">
            <text:p>0</text:p>
          </table:table-cell>
          <table:table-cell office:value-type="float" office:value="5.3599172498126" calcext:value-type="float">
            <text:p>5.3599172498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.6794775234378" calcext:value-type="float">
            <text:p>30.6794775234</text:p>
          </table:table-cell>
          <table:table-cell office:value-type="float" office:value="2.31209201388889" calcext:value-type="float">
            <text:p>2.3120920139</text:p>
          </table:table-cell>
          <table:table-cell office:value-type="float" office:value="3.66125" calcext:value-type="float">
            <text:p>3.66125</text:p>
          </table:table-cell>
          <table:table-cell office:value-type="float" office:value="1316.22127441406" calcext:value-type="float">
            <text:p>1316.2212744141</text:p>
          </table:table-cell>
          <table:table-cell office:value-type="float" office:value="69.1861166708972" calcext:value-type="float">
            <text:p>69.1861166709</text:p>
          </table:table-cell>
          <table:table-cell office:value-type="float" office:value="26.0206310831111" calcext:value-type="float">
            <text:p>26.0206310831</text:p>
          </table:table-cell>
          <table:table-cell office:value-type="float" office:value="0" calcext:value-type="float">
            <text:p>0</text:p>
          </table:table-cell>
          <table:table-cell office:value-type="float" office:value="4.79325224599175" calcext:value-type="float">
            <text:p>4.793252246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32.2118094239465" calcext:value-type="float">
            <text:p>32.2118094239</text:p>
          </table:table-cell>
          <table:table-cell table:style-name="ce2" office:value-type="float" office:value="3.320859375" calcext:value-type="float">
            <text:p>3.320859375</text:p>
          </table:table-cell>
          <table:table-cell table:style-name="ce2" office:value-type="float" office:value="5.62958333333333" calcext:value-type="float">
            <text:p>5.6295833333</text:p>
          </table:table-cell>
          <table:table-cell table:style-name="ce2" office:value-type="float" office:value="1042.13404785156" calcext:value-type="float">
            <text:p>1042.1340478516</text:p>
          </table:table-cell>
          <table:table-cell table:style-name="ce2" office:value-type="float" office:value="75.0700133254691" calcext:value-type="float">
            <text:p>75.0700133255</text:p>
          </table:table-cell>
          <table:table-cell table:style-name="ce2" office:value-type="float" office:value="20.1769447539157" calcext:value-type="float">
            <text:p>20.17694475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75304192061516" calcext:value-type="float">
            <text:p>4.7530419206</text:p>
          </table:table-cell>
          <table:table-cell table:style-name="ce2" table:number-columns-repeated="10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6350606705469" calcext:value-type="float">
            <text:p>34.6350606705</text:p>
          </table:table-cell>
          <table:table-cell office:value-type="float" office:value="5.02683159722222" calcext:value-type="float">
            <text:p>5.0268315972</text:p>
          </table:table-cell>
          <table:table-cell office:value-type="float" office:value="9.23430555555556" calcext:value-type="float">
            <text:p>9.2343055556</text:p>
          </table:table-cell>
          <table:table-cell office:value-type="float" office:value="736.760112304687" calcext:value-type="float">
            <text:p>736.7601123047</text:p>
          </table:table-cell>
          <table:table-cell office:value-type="float" office:value="82.0064734040804" calcext:value-type="float">
            <text:p>82.0064734041</text:p>
          </table:table-cell>
          <table:table-cell office:value-type="float" office:value="13.0332454867032" calcext:value-type="float">
            <text:p>13.0332454867</text:p>
          </table:table-cell>
          <table:table-cell office:value-type="float" office:value="0" calcext:value-type="float">
            <text:p>0</text:p>
          </table:table-cell>
          <table:table-cell office:value-type="float" office:value="4.96028110921638" calcext:value-type="float">
            <text:p>4.9602811092</text:p>
          </table:table-cell>
          <table:table-cell table:number-columns-repeated="10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.7312166518037" calcext:value-type="float">
            <text:p>36.7312166518</text:p>
          </table:table-cell>
          <table:table-cell office:value-type="float" office:value="8.23875868055555" calcext:value-type="float">
            <text:p>8.2387586806</text:p>
          </table:table-cell>
          <table:table-cell office:value-type="float" office:value="16.1198611111111" calcext:value-type="float">
            <text:p>16.1198611111</text:p>
          </table:table-cell>
          <table:table-cell office:value-type="float" office:value="515.998803710938" calcext:value-type="float">
            <text:p>515.9988037109</text:p>
          </table:table-cell>
          <table:table-cell office:value-type="float" office:value="87.653133920876" calcext:value-type="float">
            <text:p>87.6531339209</text:p>
          </table:table-cell>
          <table:table-cell office:value-type="float" office:value="7.16609456813619" calcext:value-type="float">
            <text:p>7.1660945681</text:p>
          </table:table-cell>
          <table:table-cell office:value-type="float" office:value="0" calcext:value-type="float">
            <text:p>0</text:p>
          </table:table-cell>
          <table:table-cell office:value-type="float" office:value="5.18077151098778" calcext:value-type="float">
            <text:p>5.180771511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7.9757397821216" calcext:value-type="float">
            <text:p>37.9757397821</text:p>
          </table:table-cell>
          <table:table-cell office:value-type="float" office:value="14.6723611111111" calcext:value-type="float">
            <text:p>14.6723611111</text:p>
          </table:table-cell>
          <table:table-cell office:value-type="float" office:value="26.9645833333333" calcext:value-type="float">
            <text:p>26.9645833333</text:p>
          </table:table-cell>
          <table:table-cell office:value-type="float" office:value="396.821469726562" calcext:value-type="float">
            <text:p>396.8214697266</text:p>
          </table:table-cell>
          <table:table-cell office:value-type="float" office:value="90.9763321228978" calcext:value-type="float">
            <text:p>90.9763321229</text:p>
          </table:table-cell>
          <table:table-cell office:value-type="float" office:value="3.70856833809781" calcext:value-type="float">
            <text:p>3.7085683381</text:p>
          </table:table-cell>
          <table:table-cell office:value-type="float" office:value="0" calcext:value-type="float">
            <text:p>0</text:p>
          </table:table-cell>
          <table:table-cell office:value-type="float" office:value="5.31509953900435" calcext:value-type="float">
            <text:p>5.3150995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ouble Buffer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_throughput</text:p>
          </table:table-cell>
          <table:table-cell office:value-type="string" calcext:value-type="string">
            <text:p>avg_cycle_time_hrs</text:p>
          </table:table-cell>
          <table:table-cell office:value-type="string" calcext:value-type="string">
            <text:p>max_cycle_time_hrs</text:p>
          </table:table-cell>
          <table:table-cell office:value-type="string" calcext:value-type="string">
            <text:p>avg_energy_per_PCB</text:p>
          </table:table-cell>
          <table:table-cell office:value-type="string" calcext:value-type="string">
            <text:p>RFO_OFF</text:p>
          </table:table-cell>
          <table:table-cell office:value-type="string" calcext:value-type="string">
            <text:p>RFO_setup</text:p>
          </table:table-cell>
          <table:table-cell office:value-type="string" calcext:value-type="string">
            <text:p>RFO_ON_empty</text:p>
          </table:table-cell>
          <table:table-cell office:value-type="string" calcext:value-type="string">
            <text:p>RFO_ON_occupied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3142993061138" calcext:value-type="float">
            <text:p>40.3142993061</text:p>
          </table:table-cell>
          <table:table-cell office:value-type="float" office:value="0.817713758680555" calcext:value-type="float">
            <text:p>0.8177137587</text:p>
          </table:table-cell>
          <table:table-cell office:value-type="float" office:value="1.74791666666667" calcext:value-type="float">
            <text:p>1.7479166667</text:p>
          </table:table-cell>
          <table:table-cell office:value-type="float" office:value="1384.90005859375" calcext:value-type="float">
            <text:p>1384.9000585938</text:p>
          </table:table-cell>
          <table:table-cell office:value-type="float" office:value="53.2723107123133" calcext:value-type="float">
            <text:p>53.2723107123</text:p>
          </table:table-cell>
          <table:table-cell office:value-type="float" office:value="29.9743551888366" calcext:value-type="float">
            <text:p>29.9743551888</text:p>
          </table:table-cell>
          <table:table-cell office:value-type="float" office:value="0" calcext:value-type="float">
            <text:p>0</text:p>
          </table:table-cell>
          <table:table-cell office:value-type="float" office:value="16.7533340988501" calcext:value-type="float">
            <text:p>16.753334098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3973546220145" calcext:value-type="float">
            <text:p>40.397354622</text:p>
          </table:table-cell>
          <table:table-cell office:value-type="float" office:value="0.894457465277778" calcext:value-type="float">
            <text:p>0.8944574653</text:p>
          </table:table-cell>
          <table:table-cell office:value-type="float" office:value="1.69513888888889" calcext:value-type="float">
            <text:p>1.6951388889</text:p>
          </table:table-cell>
          <table:table-cell office:value-type="float" office:value="1298.0701953125" calcext:value-type="float">
            <text:p>1298.0701953125</text:p>
          </table:table-cell>
          <table:table-cell office:value-type="float" office:value="57.3884837293912" calcext:value-type="float">
            <text:p>57.3884837294</text:p>
          </table:table-cell>
          <table:table-cell office:value-type="float" office:value="31.4344107349307" calcext:value-type="float">
            <text:p>31.4344107349</text:p>
          </table:table-cell>
          <table:table-cell office:value-type="float" office:value="0" calcext:value-type="float">
            <text:p>0</text:p>
          </table:table-cell>
          <table:table-cell office:value-type="float" office:value="11.1771055356781" calcext:value-type="float">
            <text:p>11.177105535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.5823586074033" calcext:value-type="float">
            <text:p>40.5823586074</text:p>
          </table:table-cell>
          <table:table-cell office:value-type="float" office:value="1.05572048611111" calcext:value-type="float">
            <text:p>1.0557204861</text:p>
          </table:table-cell>
          <table:table-cell office:value-type="float" office:value="1.60152777777778" calcext:value-type="float">
            <text:p>1.6015277778</text:p>
          </table:table-cell>
          <table:table-cell office:value-type="float" office:value="1232.6165625" calcext:value-type="float">
            <text:p>1232.6165625</text:p>
          </table:table-cell>
          <table:table-cell office:value-type="float" office:value="60.0610981147654" calcext:value-type="float">
            <text:p>60.0610981148</text:p>
          </table:table-cell>
          <table:table-cell office:value-type="float" office:value="31.5288289528003" calcext:value-type="float">
            <text:p>31.5288289528</text:p>
          </table:table-cell>
          <table:table-cell office:value-type="float" office:value="0" calcext:value-type="float">
            <text:p>0</text:p>
          </table:table-cell>
          <table:table-cell office:value-type="float" office:value="8.41007293243429" calcext:value-type="float">
            <text:p>8.4100729324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963868809832" calcext:value-type="float">
            <text:p>40.9638688098</text:p>
          </table:table-cell>
          <table:table-cell office:value-type="float" office:value="1.35782118055556" calcext:value-type="float">
            <text:p>1.3578211806</text:p>
          </table:table-cell>
          <table:table-cell office:value-type="float" office:value="1.83125" calcext:value-type="float">
            <text:p>1.83125</text:p>
          </table:table-cell>
          <table:table-cell office:value-type="float" office:value="1157.40859375" calcext:value-type="float">
            <text:p>1157.40859375</text:p>
          </table:table-cell>
          <table:table-cell office:value-type="float" office:value="62.5948006200586" calcext:value-type="float">
            <text:p>62.5948006201</text:p>
          </table:table-cell>
          <table:table-cell office:value-type="float" office:value="30.3384208508581" calcext:value-type="float">
            <text:p>30.3384208509</text:p>
          </table:table-cell>
          <table:table-cell office:value-type="float" office:value="0" calcext:value-type="float">
            <text:p>0</text:p>
          </table:table-cell>
          <table:table-cell office:value-type="float" office:value="7.0667785290833" calcext:value-type="float">
            <text:p>7.066778529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9088639200999" calcext:value-type="float">
            <text:p>40.9088639201</text:p>
          </table:table-cell>
          <table:table-cell office:value-type="float" office:value="1.94152777777778" calcext:value-type="float">
            <text:p>1.9415277778</text:p>
          </table:table-cell>
          <table:table-cell office:value-type="float" office:value="2.64791666666667" calcext:value-type="float">
            <text:p>2.6479166667</text:p>
          </table:table-cell>
          <table:table-cell office:value-type="float" office:value="1060.6819140625" calcext:value-type="float">
            <text:p>1060.6819140625</text:p>
          </table:table-cell>
          <table:table-cell office:value-type="float" office:value="66.1495353030934" calcext:value-type="float">
            <text:p>66.1495353031</text:p>
          </table:table-cell>
          <table:table-cell office:value-type="float" office:value="27.4590095713691" calcext:value-type="float">
            <text:p>27.4590095714</text:p>
          </table:table-cell>
          <table:table-cell office:value-type="float" office:value="0" calcext:value-type="float">
            <text:p>0</text:p>
          </table:table-cell>
          <table:table-cell office:value-type="float" office:value="6.39145512553752" calcext:value-type="float">
            <text:p>6.3914551255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0.3306182955981" calcext:value-type="float">
            <text:p>40.3306182956</text:p>
          </table:table-cell>
          <table:table-cell table:style-name="ce2" office:value-type="float" office:value="3.02586805555556" calcext:value-type="float">
            <text:p>3.0258680556</text:p>
          </table:table-cell>
          <table:table-cell table:style-name="ce2" office:value-type="float" office:value="4.43819444444444" calcext:value-type="float">
            <text:p>4.4381944444</text:p>
          </table:table-cell>
          <table:table-cell table:style-name="ce2" office:value-type="float" office:value="910.052421875" calcext:value-type="float">
            <text:p>910.052421875</text:p>
          </table:table-cell>
          <table:table-cell table:style-name="ce2" office:value-type="float" office:value="71.8826753606223" calcext:value-type="float">
            <text:p>71.8826753606</text:p>
          </table:table-cell>
          <table:table-cell table:style-name="ce2" office:value-type="float" office:value="22.1663047224152" calcext:value-type="float">
            <text:p>22.16630472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95101991696251" calcext:value-type="float">
            <text:p>5.951019917</text:p>
          </table:table-cell>
          <table:table-cell table:style-name="ce2" table:number-columns-repeated="1015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9.6756122630188" calcext:value-type="float">
            <text:p>39.675612263</text:p>
          </table:table-cell>
          <table:table-cell table:style-name="ce3" office:value-type="float" office:value="4.88000000000001" calcext:value-type="float">
            <text:p>4.88</text:p>
          </table:table-cell>
          <table:table-cell table:style-name="ce3" office:value-type="float" office:value="7.92347222222222" calcext:value-type="float">
            <text:p>7.9234722222</text:p>
          </table:table-cell>
          <table:table-cell table:style-name="ce3" office:value-type="float" office:value="688.5377734375" calcext:value-type="float">
            <text:p>688.5377734375</text:p>
          </table:table-cell>
          <table:table-cell table:style-name="ce3" office:value-type="float" office:value="79.8635289812568" calcext:value-type="float">
            <text:p>79.8635289813</text:p>
          </table:table-cell>
          <table:table-cell table:style-name="ce3" office:value-type="float" office:value="14.4543042722532" calcext:value-type="float">
            <text:p>14.4543042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68216674649002" calcext:value-type="float">
            <text:p>5.6821667465</text:p>
          </table:table-cell>
          <table:table-cell table:style-name="ce3" table:number-columns-repeated="10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.0122071888543" calcext:value-type="float">
            <text:p>39.0122071889</text:p>
          </table:table-cell>
          <table:table-cell office:value-type="float" office:value="8.18638888888889" calcext:value-type="float">
            <text:p>8.1863888889</text:p>
          </table:table-cell>
          <table:table-cell office:value-type="float" office:value="14.4898611111111" calcext:value-type="float">
            <text:p>14.4898611111</text:p>
          </table:table-cell>
          <table:table-cell office:value-type="float" office:value="487.609921875" calcext:value-type="float">
            <text:p>487.609921875</text:p>
          </table:table-cell>
          <table:table-cell office:value-type="float" office:value="86.8980406059676" calcext:value-type="float">
            <text:p>86.898040606</text:p>
          </table:table-cell>
          <table:table-cell office:value-type="float" office:value="7.59946451343214" calcext:value-type="float">
            <text:p>7.5994645134</text:p>
          </table:table-cell>
          <table:table-cell office:value-type="float" office:value="0" calcext:value-type="float">
            <text:p>0</text:p>
          </table:table-cell>
          <table:table-cell office:value-type="float" office:value="5.50249488060025" calcext:value-type="float">
            <text:p>5.5024948806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7.9757397821216" calcext:value-type="float">
            <text:p>37.9757397821</text:p>
          </table:table-cell>
          <table:table-cell office:value-type="float" office:value="14.6723611111111" calcext:value-type="float">
            <text:p>14.6723611111</text:p>
          </table:table-cell>
          <table:table-cell office:value-type="float" office:value="26.9645833333333" calcext:value-type="float">
            <text:p>26.9645833333</text:p>
          </table:table-cell>
          <table:table-cell office:value-type="float" office:value="373.1362890625" calcext:value-type="float">
            <text:p>373.1362890625</text:p>
          </table:table-cell>
          <table:table-cell office:value-type="float" office:value="90.9763321228978" calcext:value-type="float">
            <text:p>90.9763321229</text:p>
          </table:table-cell>
          <table:table-cell office:value-type="float" office:value="3.70856833809781" calcext:value-type="float">
            <text:p>3.7085683381</text:p>
          </table:table-cell>
          <table:table-cell office:value-type="float" office:value="0" calcext:value-type="float">
            <text:p>0</text:p>
          </table:table-cell>
          <table:table-cell office:value-type="float" office:value="5.31509953900435" calcext:value-type="float">
            <text:p>5.315099539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16:20:48.307496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6T16:29:36.568786444</dc:date>
    <meta:editing-duration>PT15M18S</meta:editing-duration>
    <meta:editing-cycles>2</meta:editing-cycles>
    <meta:document-statistic meta:table-count="1" meta:cell-count="201" meta:object-count="0"/>
  </office:meta>
</office:document-meta>
</file>